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605"/>
    </style:style>
    <style:style style:name="P2" style:family="paragraph" style:parent-style-name="Standard">
      <style:paragraph-properties fo:text-align="start" style:justify-single-word="false"/>
      <style:text-properties officeooo:paragraph-rsid="00104605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officeooo:rsid="00104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</text:span>1. </text:p>
      <text:p text:style-name="P1"/>
      <text:p text:style-name="P2">Statically Typed Language: In a statically typed language, the data type of a variable is known at compile-time. This means that the type of value a variable can hold is determined before the program is executed. Java is a statically typed language.</text:p>
      <text:p text:style-name="P3"/>
      <text:p text:style-name="P3">Dynamically Typed Language: In a dynamically typed language, the data type of a variable is determined at runtime. This allows for more flexibility but can lead to runtime errors. Python is an example of a dynamically typed language.</text:p>
      <text:p text:style-name="P3"/>
      <text:p text:style-name="P3">Strongly Typed Language: In a strongly typed language, type compatibility is strictly enforced, and type conversions are explicit. This ensures that operations are performed on compatible data types only. Java is a strongly typed langu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6:40:49.870188789</meta:creation-date>
    <meta:generator>LibreOffice/7.3.7.2$Linux_X86_64 LibreOffice_project/30$Build-2</meta:generator>
    <dc:date>2023-08-16T06:45:42.293090972</dc:date>
    <meta:editing-duration>PT4M55S</meta:editing-duration>
    <meta:editing-cycles>1</meta:editing-cycles>
    <meta:document-statistic meta:table-count="0" meta:image-count="0" meta:object-count="0" meta:page-count="1" meta:paragraph-count="4" meta:word-count="116" meta:character-count="727" meta:non-whitespace-character-count="614"/>
  </office:meta>
</office:document-meta>
</file>